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gr11" style:family="graphic" style:parent-style-name="standard">
      <style:graphic-properties draw:stroke="none" svg:stroke-color="#000000" draw:fill="none" draw:fill-color="#ffffff" fo:min-height="1.524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3.081cm"/>
    </style:style>
    <style:style style:name="P1" style:family="paragraph">
      <style:paragraph-properties fo:text-align="center"/>
    </style:style>
    <style:style style:name="P2" style:family="paragraph">
      <style:text-properties style:font-name="Purisa" fo:font-size="13pt" style:font-size-asian="13pt" style:font-size-complex="13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style:font-name="Purisa" fo:font-size="12pt" style:font-size-asian="12pt" style:font-size-complex="12pt"/>
    </style:style>
    <style:style style:name="T1" style:family="text">
      <style:text-properties style:font-name="Purisa" fo:font-size="13pt" style:font-size-asian="13pt" style:font-size-complex="13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Puris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3.97cm" svg:height="1.651cm" svg:x="7.864cm" svg:y="4.796cm">
          <text:p text:style-name="P1">Player Control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7cm" svg:height="1.651cm" svg:x="7.864cm" svg:y="6.628cm">
          <text:p text:style-name="P1">Player Worker Supervis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7cm" svg:height="1.651cm" svg:x="7.864cm" svg:y="8.533cm">
          <text:p text:style-name="P1">Player Work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97cm" svg:height="1.651cm" svg:x="7.864cm" svg:y="10.438cm">
          <text:p text:style-name="P1">Player FS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97cm" svg:height="1.651cm" svg:x="7.864cm" svg:y="12.343cm">
          <text:p text:style-name="P1">Player &amp; Player Ac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3.97cm" svg:height="1.651cm" svg:x="7.843cm" svg:y="14.219cm">
          <text:p text:style-name="P1">Action Human | Action Robo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3.97cm" svg:height="1.651cm" svg:x="7.843cm" svg:y="16.119cm">
          <text:p text:style-name="P1">Round | Strategy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10.414cm" svg:height="1.524cm" svg:x="1.508cm" svg:y="1.889cm"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715cm" svg:y1="3.413cm" svg:x2="7.864cm" svg:y2="5.621cm" draw:start-shape="id1" draw:end-shape="id2" draw:end-glue-point="3" svg:d="M6715 3413v2208h1149" svg:viewBox="0 0 1150 2209">
          <text:p/>
        </draw:connector>
        <draw:connector draw:style-name="gr9" draw:text-style-name="P1" draw:layer="layout" svg:x1="11.922cm" svg:y1="2.651cm" svg:x2="14.849cm" svg:y2="4.796cm" draw:start-shape="id1" draw:start-glue-point="1" draw:end-shape="id2" draw:end-glue-point="0" svg:d="M11922 2651h2927v2145" svg:viewBox="0 0 2928 2146">
          <text:p/>
        </draw:connector>
        <draw:frame draw:style-name="gr10" draw:layer="layout" svg:width="5.461cm" svg:height="1.647cm" svg:x="15.375cm" svg:y="1.766cm">
          <draw:text-box>
            <text:p>guess | proceed</text:p>
          </draw:text-box>
        </draw:frame>
        <draw:frame draw:style-name="gr11" draw:text-style-name="P2" draw:layer="layout" svg:width="5.207cm" svg:height="2.474cm" svg:x="1.635cm" svg:y="5.703cm">
          <draw:text-box>
            <text:p><text:span text:style-name="T1">:begin | :setup <text:s/>| :action | :transit | :retry | :exit</text:span></text:p>
          </draw:text-box>
        </draw:frame>
        <draw:line draw:style-name="gr12" draw:text-style-name="P1" draw:layer="layout" svg:x1="6.694cm" svg:y1="3.368cm" svg:x2="6.715cm" svg:y2="4.958cm">
          <text:p/>
        </draw:line>
        <draw:frame draw:style-name="gr11" draw:text-style-name="P3" draw:layer="layout" svg:width="15.875cm" svg:height="1.774cm" svg:x="6.32cm" svg:y="18.653cm">
          <draw:text-box>
            <text:p text:style-name="P1"><text:span text:style-name="T2">Player Abstraction Stack</text:span></text:p>
          </draw:text-box>
        </draw:frame>
        <draw:frame draw:style-name="gr13" draw:text-style-name="P4" draw:layer="layout" svg:width="4.318cm" svg:height="13.971cm" svg:x="22.209cm" svg:y="4.81cm">
          <draw:text-box>
            <text:p><text:span text:style-name="T3">Pseudo proxy</text:span></text:p>
            <text:p><text:span text:style-name="T3"/></text:p>
            <text:p><text:span text:style-name="T3"/></text:p>
            <text:p><text:span text:style-name="T3">Supervisor</text:span></text:p>
            <text:p><text:span text:style-name="T3"/></text:p>
            <text:p><text:span text:style-name="T3"/></text:p>
            <text:p><text:span text:style-name="T3">Gproc worker</text:span></text:p>
            <text:p><text:span text:style-name="T3"/></text:p>
            <text:p><text:span text:style-name="T3">Fsm Player</text:span></text:p>
            <text:p><text:span text:style-name="T3">Wrapper</text:span></text:p>
            <text:p><text:span text:style-name="T3"/></text:p>
            <text:p><text:span text:style-name="T3">Generic and Protocol</text:span></text:p>
            <text:p><text:span text:style-name="T3"/></text:p>
            <text:p><text:span text:style-name="T3"/></text:p>
            <text:p><text:span text:style-name="T3">Custom types</text:span></text:p>
            <text:p><text:span text:style-name="T3"/></text:p>
            <text:p><text:span text:style-name="T3"/></text:p>
            <text:p><text:span text:style-name="T3">Game playing</text:span></text:p>
            <text:p><text:span text:style-name="T3">mechanics</text:span></text:p>
          </draw:text-box>
        </draw:frame>
        <draw:line draw:style-name="gr12" draw:text-style-name="P1" draw:layer="layout" svg:x1="14.89cm" svg:y1="4.859cm" svg:x2="14.843cm" svg:y2="2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4T21:08:36.545431249</meta:creation-date>
    <dc:date>2016-09-28T18:28:30.151343749</dc:date>
    <dc:creator>bibek </dc:creator>
    <meta:editing-duration>PT7M24S</meta:editing-duration>
    <meta:editing-cycles>11</meta:editing-cycles>
    <meta:generator>LibreOffice/4.2.8.2$Linux_X86_64 LibreOffice_project/420m0$Build-2</meta:generator>
    <meta:document-statistic meta:object-count="16"/>
  </office:meta>
</office:document-meta>
</file>